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Model" table:style-name="ta1">
        <table:table-column table:style-name="co1" table:default-cell-style-name="Default"/>
        <table:table-row table:style-name="ro1">
          <table:table-cell/>
        </table:table-row>
      </table:table>
      <table:table table:name="REF_PLAY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_PLAYER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PLAYER</text:p>
          </table:table-cell>
          <table:table-cell/>
        </table:table-row>
      </table:table>
      <table:table table:name="FCT_GAME_STAT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CT_GAME_STAT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GAM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T_G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D_TEA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ID_PLAY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QT_GOALS</text:p>
          </table:table-cell>
          <table:table-cell office:value-type="string" calcext:value-type="string">
            <text:p>INT</text:p>
          </table:table-cell>
        </table:table-row>
      </table:table>
      <table:table table:name="FCT_GAM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CT_GAME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GAM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T_G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VARC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0:49:05.736445628</meta:creation-date>
    <dc:date>2019-01-24T00:57:37.227127316</dc:date>
    <meta:editing-duration>PT8M31S</meta:editing-duration>
    <meta:editing-cycles>2</meta:editing-cycles>
    <meta:generator>LibreOffice/5.1.6.2$Linux_X86_64 LibreOffice_project/10m0$Build-2</meta:generator>
    <meta:document-statistic meta:table-count="4" meta:cell-count="26" meta:object-count="0"/>
  </office:meta>
</office:document-meta>
</file>